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 and callback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5">
            <text:p>Discussions not finalized yet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table:style-name="ce22"/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25">
            <text:p>In progress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1"/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3"/>
          <table:table-cell office:value-type="string" table:style-name="ce25">
            <text:p>Purposly postponed until last CR</text:p>
          </table:table-cell>
          <table:table-cell table:number-columns-repeated="2" table:style-name="ce34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3T11:26:24Z</dc:date>
    <meta:editing-cycles>18</meta:editing-cycles>
    <meta:editing-duration>PT11174S</meta:editing-duration>
  </office:meta>
</office:document-meta>
</file>